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109.84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65.54pt"/>
    </style:style>
    <style:style style:name="ro1" style:family="table-row">
      <style:table-row-properties style:row-height="23.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9pt" svg:height="254.66pt" svg:x="321.02pt" svg:y="65.54pt">
            <loext:p draw:notify-on-update-of-ranges="Sheet1.A1:Sheet1.A1 Sheet1.A2:Sheet1.A62 Sheet1.B1:Sheet1.B1 Sheet1.B2:Sheet1.B62 Sheet1.A1:Sheet1.A1 Sheet1.A2:Sheet1.A62 Sheet1.C1:Sheet1.C1 Sheet1.C2:Sheet1.C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layback Frequency</text:p>
          </table:table-cell>
          <table:table-cell table:style-name="ce1" office:value-type="string" calcext:value-type="string">
            <text:p>Frequência Medida</text:p>
          </table:table-cell>
          <table:table-cell table:style-name="ce1" office:value-type="string" calcext:value-type="string">
            <text:p>Erro</text:p>
          </table:table-cell>
          <table:table-cell table:style-name="ce1"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ABS([.B2]-[.A2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ABS([.B3]-[.A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formula="of:=ABS([.B4]-[.A4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table:formula="of:=ABS([.B5]-[.A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200" calcext:value-type="float">
            <text:p>200</text:p>
          </table:table-cell>
          <table:table-cell table:formula="of:=ABS([.B6]-[.A6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table:formula="of:=ABS([.B7]-[.A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400" calcext:value-type="float">
            <text:p>400</text:p>
          </table:table-cell>
          <table:table-cell table:formula="of:=ABS([.B8]-[.A8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504" calcext:value-type="float">
            <text:p>504</text:p>
          </table:table-cell>
          <table:table-cell table:formula="of:=ABS([.B9]-[.A9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600" calcext:value-type="float">
            <text:p>600</text:p>
          </table:table-cell>
          <table:table-cell table:formula="of:=ABS([.B10]-[.A10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float" office:value="704" calcext:value-type="float">
            <text:p>704</text:p>
          </table:table-cell>
          <table:table-cell table:formula="of:=ABS([.B11]-[.A11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800" calcext:value-type="float">
            <text:p>800</text:p>
          </table:table-cell>
          <table:table-cell table:formula="of:=ABS([.B12]-[.A12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table:formula="of:=ABS([.B13]-[.A1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000" calcext:value-type="float">
            <text:p>1000</text:p>
          </table:table-cell>
          <table:table-cell table:formula="of:=ABS([.B14]-[.A14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200" calcext:value-type="float">
            <text:p>1200</text:p>
          </table:table-cell>
          <table:table-cell table:formula="of:=ABS([.B15]-[.A15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400" calcext:value-type="float">
            <text:p>1400</text:p>
          </table:table-cell>
          <table:table-cell table:formula="of:=ABS([.B16]-[.A16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600" calcext:value-type="float">
            <text:p>1600</text:p>
          </table:table-cell>
          <table:table-cell table:formula="of:=ABS([.B17]-[.A17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800" calcext:value-type="float">
            <text:p>1800</text:p>
          </table:table-cell>
          <table:table-cell table:formula="of:=ABS([.B18]-[.A18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2000" calcext:value-type="float">
            <text:p>2000</text:p>
          </table:table-cell>
          <table:table-cell table:formula="of:=ABS([.B19]-[.A19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2504" calcext:value-type="float">
            <text:p>2504</text:p>
          </table:table-cell>
          <table:table-cell table:formula="of:=ABS([.B20]-[.A20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3000" calcext:value-type="float">
            <text:p>3000</text:p>
          </table:table-cell>
          <table:table-cell table:formula="of:=ABS([.B21]-[.A21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3504" calcext:value-type="float">
            <text:p>3504</text:p>
          </table:table-cell>
          <table:table-cell table:formula="of:=ABS([.B22]-[.A22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4000" calcext:value-type="float">
            <text:p>4000</text:p>
          </table:table-cell>
          <table:table-cell table:formula="of:=ABS([.B23]-[.A23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4504" calcext:value-type="float">
            <text:p>4504</text:p>
          </table:table-cell>
          <table:table-cell table:formula="of:=ABS([.B24]-[.A24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5000" calcext:value-type="float">
            <text:p>5000</text:p>
          </table:table-cell>
          <table:table-cell table:formula="of:=ABS([.B25]-[.A25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float" office:value="5504" calcext:value-type="float">
            <text:p>5504</text:p>
          </table:table-cell>
          <table:table-cell table:formula="of:=ABS([.B26]-[.A26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6000" calcext:value-type="float">
            <text:p>6000</text:p>
          </table:table-cell>
          <table:table-cell table:formula="of:=ABS([.B27]-[.A27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6500" calcext:value-type="float">
            <text:p>6500</text:p>
          </table:table-cell>
          <table:table-cell office:value-type="float" office:value="6504" calcext:value-type="float">
            <text:p>6504</text:p>
          </table:table-cell>
          <table:table-cell table:formula="of:=ABS([.B28]-[.A28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7000" calcext:value-type="float">
            <text:p>7000</text:p>
          </table:table-cell>
          <table:table-cell table:formula="of:=ABS([.B29]-[.A29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7504" calcext:value-type="float">
            <text:p>7504</text:p>
          </table:table-cell>
          <table:table-cell table:formula="of:=ABS([.B30]-[.A30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8000" calcext:value-type="float">
            <text:p>8000</text:p>
          </table:table-cell>
          <table:table-cell table:formula="of:=ABS([.B31]-[.A31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8500" calcext:value-type="float">
            <text:p>8500</text:p>
          </table:table-cell>
          <table:table-cell office:value-type="float" office:value="8504" calcext:value-type="float">
            <text:p>8504</text:p>
          </table:table-cell>
          <table:table-cell table:formula="of:=ABS([.B32]-[.A32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9000" calcext:value-type="float">
            <text:p>9000</text:p>
          </table:table-cell>
          <table:table-cell table:formula="of:=ABS([.B33]-[.A33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9500" calcext:value-type="float">
            <text:p>9500</text:p>
          </table:table-cell>
          <table:table-cell office:value-type="float" office:value="9504" calcext:value-type="float">
            <text:p>9504</text:p>
          </table:table-cell>
          <table:table-cell table:formula="of:=ABS([.B34]-[.A34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0000" calcext:value-type="float">
            <text:p>10000</text:p>
          </table:table-cell>
          <table:table-cell table:formula="of:=ABS([.B35]-[.A35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table:formula="of:=ABS([.B36]-[.A36])" office:value-type="float" office:value="10500" calcext:value-type="float">
            <text:p>10500</text:p>
          </table:table-cell>
          <table:table-cell table:number-columns-repeated="1021"/>
        </table:table-row>
        <table:table-row table:style-name="ro2"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table:formula="of:=ABS([.B37]-[.A37])" office:value-type="float" office:value="11000" calcext:value-type="float">
            <text:p>1100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38]-[.A3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39]-[.A3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40]-[.A4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41]-[.A4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42]-[.A4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43]-[.A4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44]-[.A4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45]-[.A4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46]-[.A4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47]-[.A4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48]-[.A4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49]-[.A4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50]-[.A5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51]-[.A5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52]-[.A52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53]-[.A53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54]-[.A54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55]-[.A5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56]-[.A56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57]-[.A5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58]-[.A58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59]-[.A59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60]-[.A6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61]-[.A6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formula="of:=[.B62]-[.A62]" office:value-type="float" office:value="0" calcext:value-type="float">
            <text:p>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 style:data-style-name="N2" text:time-value="20:54:59.122711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8:59:24.512738504</meta:creation-date>
    <dc:date>2015-10-19T21:07:50.444864914</dc:date>
    <meta:editing-duration>PT23H40M43S</meta:editing-duration>
    <meta:editing-cycles>2</meta:editing-cycles>
    <meta:generator>LibreOffice/5.0.2.2$Linux_X86_64 LibreOffice_project/00m0$Build-2</meta:generator>
    <meta:document-statistic meta:table-count="1" meta:cell-count="1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85cm" xlink:href=".." xlink:type="simple" chart:class="chart:scatter" chart:style-name="ch1">
        <chart:legend chart:legend-position="end" svg:x="11.745cm" svg:y="3.944cm" style:legend-expansion="high" chart:style-name="ch2"/>
        <chart:plot-area chart:style-name="ch3" table:cell-range-address="Sheet1.A1:Sheet1.C62" chart:data-source-has-labels="row" svg:x="0.319cm" svg:y="0.179cm" svg:width="11.107cm" svg:height="8.627cm">
          <chartooo:coordinate-region svg:x="1.311cm" svg:y="0.378cm" svg:width="9.465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2" chart:label-cell-address="Sheet1.B1:Sheet1.B1" chart:class="chart:scatter">
            <chart:domain table:cell-range-address="Sheet1.A2:Sheet1.A62"/>
            <chart:data-point chart:repeated="61"/>
          </chart:series>
          <chart:series chart:style-name="ch7" chart:values-cell-range-address="Sheet1.C2:Sheet1.C62" chart:label-cell-address="Sheet1.C1:Sheet1.C1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requência Medida</text:p>
                <draw:g>
                  <svg:desc>Sheet1.B1:Sheet1.B1</svg:desc>
                </draw:g>
              </table:table-cell>
              <table:table-cell office:value-type="string">
                <text:p>Erro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2:Sheet1.A62</svg:desc>
                </draw:g>
              </table:table-cell>
              <table:table-cell office:value-type="float" office:value="0">
                <text:p>0</text:p>
                <draw:g>
                  <svg:desc>Sheet1.B2:Sheet1.B62</svg:desc>
                </draw:g>
              </table:table-cell>
              <table:table-cell office:value-type="float" office:value="50">
                <text:p>50</text:p>
                <draw:g>
                  <svg:desc>Sheet1.C2:Sheet1.C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504">
                <text:p>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">
                <text:p>700</text:p>
              </table:table-cell>
              <table:table-cell office:value-type="float" office:value="704">
                <text:p>7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">
                <text:p>900</text:p>
              </table:table-cell>
              <table:table-cell office:value-type="float" office:value="904">
                <text:p>9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0">
                <text:p>2500</text:p>
              </table:table-cell>
              <table:table-cell office:value-type="float" office:value="2504">
                <text:p>2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00">
                <text:p>3500</text:p>
              </table:table-cell>
              <table:table-cell office:value-type="float" office:value="3504">
                <text:p>3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00">
                <text:p>4500</text:p>
              </table:table-cell>
              <table:table-cell office:value-type="float" office:value="4504">
                <text:p>4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500">
                <text:p>5500</text:p>
              </table:table-cell>
              <table:table-cell office:value-type="float" office:value="5504">
                <text:p>5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00">
                <text:p>6500</text:p>
              </table:table-cell>
              <table:table-cell office:value-type="float" office:value="6504">
                <text:p>6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00">
                <text:p>7500</text:p>
              </table:table-cell>
              <table:table-cell office:value-type="float" office:value="7504">
                <text:p>7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500">
                <text:p>8500</text:p>
              </table:table-cell>
              <table:table-cell office:value-type="float" office:value="8504">
                <text:p>8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00">
                <text:p>9500</text:p>
              </table:table-cell>
              <table:table-cell office:value-type="float" office:value="9504">
                <text:p>9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500">
                <text:p>10500</text:p>
              </table:table-cell>
              <table:table-cell office:value-type="float" office:value="0">
                <text:p>0</text:p>
              </table:table-cell>
              <table:table-cell office:value-type="float" office:value="10500">
                <text:p>10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00">
                <text:p>11000</text:p>
              </table:table-cell>
              <table:table-cell office:value-type="float" office:value="0">
                <text:p>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